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F00000002263B9CE3EFA6074A1.png" manifest:media-type="image/png"/>
  <manifest:file-entry manifest:full-path="Pictures/10000000000002F00000003D7B72A2E032451D3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style:font-size-asian="24pt"/>
    </style:style>
    <style:style style:name="P2" style:family="paragraph">
      <loext:graphic-properties draw:fill-color="#ffffff"/>
    </style:style>
    <style:style style:name="T1" style:family="text">
      <style:text-properties style:font-size-asian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耶稣青年会的异端问题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2020</text:span><text:span text:style-name="T1">年</text:span><text:span text:style-name="T1">04</text:span><text:span text:style-name="T1">月</text:span><text:span text:style-name="T1">29</text:span><text:span text:style-name="T1">日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1 <text:s/>耶青简介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耶稣青年会（英语：Young Disciples of Jesus）</text:p>
              </text:list-item>
              <text:list-item>
                <text:p>韩国传教士于上世纪90年代在中国基督徒大学生中发起</text:p>
              </text:list-item>
              <text:list-item>
                <text:p>目前其信徒已遍布全世界20多个国家和200多个校园</text:p>
              </text:list-item>
              <text:list-item>
                <text:p>2007年，总部搬到美国加州旧金山市，并在多个国家建立了传教中心</text:p>
              </text:list-item>
              <text:list-item>
                <text:p>耶稣青年会的facebook:https://zh-cn.facebook.com/ydintl/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2 <text:s/>耶青的组织与教导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分为属灵、属魂、属肉体三个层次，合成一个“共同体”</text:p>
              </text:list-item>
              <text:list-item>
                <text:p>等级阶梯</text:p>
              </text:list-item>
              <text:list-item>
                <text:p>密集训练</text:p>
              </text:list-item>
              <text:list-item>
                <text:p>教导保密</text:p>
              </text:list-item>
              <text:list-item>
                <text:p>道德错误</text:p>
              </text:list-item>
              <text:list-item>
                <text:p>《四灵道》神学系统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3 <text:s/>耶青的主要异端教导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启示论：宣称圣经并没有完全</text:p>
              </text:list-item>
              <text:list-item>
                <text:p>三一神论和基督论：他们最初不相信耶稣是神</text:p>
              </text:list-item>
              <text:list-item>
                <text:p>救赎论：宣称耶稣第一次来是失败的</text:p>
              </text:list-item>
              <text:list-item>
                <text:p>末世论：宣称基督已经再来</text:p>
              </text:list-item>
              <text:list-item>
                <text:p>教会论：宣称只有他们是真正得救的</text:p>
              </text:list-item>
              <text:list-item>
                <text:p>对外方面，他们具有很高的迷惑性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4 <text:s/>耶青和张大卫共同休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“耶稣青年会”只是张大卫共同体其中一个部分</text:p>
              </text:list-item>
              <text:list-item>
                <text:p>有时会称为“大卫教派”或“张大卫共同体”</text:p>
              </text:list-item>
              <text:list-item>
                <text:p>于1992年成立，创始人名叫张大卫</text:p>
              </text:list-item>
              <text:list-item>
                <text:p>2012年9月的《今日基督教》(Christianity Today)刊登一篇文章，清楚指出该组织是非正统信仰</text:p>
              </text:list-item>
              <text:list-item>
                <text:p>此异端积极扩展，其背后有雄厚经济支持，很快便在香港、台湾、美国建立据点(称为“中心”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5 <text:s/>张大卫牧师，耶青与统一教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.1949年在韩国出生。.1967年成为“统一教”成员</text:p>
              </text:list-item>
              <text:list-item>
                <text:p>被外界质疑为异端后，“耶稣青年会”开始否认与张在亨（张大卫牧师）的关系，甚至否认自己的韩国背景</text:p>
              </text:list-item>
              <text:list-item>
                <text:p>“统一教”由韩国人文鲜明创立。文鲜明原是韩国长老会信徒，后被长老会开除。他自创“神圣教义”</text:p>
              </text:list-item>
              <text:list-item>
                <text:p>张在亨不仅有统一教的背景，而且耶稣青年会的组织和运作方式，与统一教十分相似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6 <text:s/>耶青的异端中的魅力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带领人的热心、奉献与牺牲精神吸引信徒</text:p>
              </text:list-item>
              <text:list-item>
                <text:p>会花时间为大家做饭，与大家一起吃饭</text:p>
              </text:list-item>
              <text:list-item>
                <text:p>她会做出榜样，每天早5点起来读经、祷告</text:p>
              </text:list-item>
              <text:list-item>
                <text:p>张大卫共同体（耶稣青年会所属）在发展初期对年轻人是非常有吸引力的</text:p>
              </text:list-item>
              <text:list-item>
                <text:p>抨击现有信仰体系，建立一个新的信仰体系</text:p>
              </text:list-item>
              <text:list-item>
                <text:p>给年轻人勾勒一个美好的人间天国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7 耶青把持的媒体与其危害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据悉基督网、基督时报、基督日报、基督邮报、福音门等都是韩国异端耶稣青年会旗下的媒体机构</text:p>
              </text:list-item>
              <text:list-item>
                <text:p>传媒是指信息传播过程中各种传播工具的总称。文以载道</text:p>
              </text:list-item>
              <text:list-item>
                <text:p>异端控制新传媒之后会有以下几种危险结果</text:p>
                <text:list>
                  <text:list-item>
                    <text:p>拉大旗扯大皮，以媒体证明自己的正当性和重要性</text:p>
                  </text:list-item>
                  <text:list-item>
                    <text:p>先哄人再毁人，最终达到为其异端邪道服务的目的</text:p>
                  </text:list-item>
                  <text:list-item>
                    <text:p>将砒霜如毛毛细雨般掺到真道当中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8 耶青对异端事件的声明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耶稣青年会(Young Disciples of Jesus)作为福音派传教会，接受耶稣基督颁布的大使命</text:p>
              </text:list-item>
              <text:list-item>
                <text:p>耶稣青年会作为校园传教会，并未以耶稣青年会名义创办任何媒体和经济事工</text:p>
              </text:list-item>
              <text:list-item>
                <text:p>耶稣青年会一贯持守福音主义信仰，并无更改</text:p>
              </text:list-item>
              <text:list-item>
                <text:p>所谓的证人马俐并不属于本会</text:p>
              </text:list-item>
              <text:list-item>
                <text:p>对张大卫牧师的信仰调查结果没有嫌疑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正统与异端的共存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>自有正统信仰以来，异端就伴随着正统信仰一路走来</text:p>
              </text:list-item>
              <text:list-item>
                <text:p>并不是他们愚蠢无知才进入到异端</text:p>
              </text:list-item>
              <text:list-item>
                <text:p>并不是我们聪明智慧才能在正统教会</text:p>
              </text:list-item>
              <text:list-item>
                <text:p>得救，是靠着耶稣基督，决定于神的拣选</text:p>
              </text:list-item>
              <text:list-item>
                <text:p>我们只能可怜他们，同时面对神给我们的保守，我们只能感恩</text:p>
              </text:list-item>
              <text:list-item>
                <text:p>我们能做的，只有祈求神的保守。感恩神的保守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" presentation:presentation-page-layout-name="AL1T0">
        <office:forms form:automatic-focus="false" form:apply-design-mode="false"/>
        <draw:frame presentation:style-name="pr1" draw:layer="layout" svg:width="25.199cm" svg:height="7.6cm" svg:x="0.022cm" svg:y="1.8cm" presentation:class="title" presentation:user-transformed="true">
          <draw:text-box>
            <text:p>耶稣青年会的异端问题</text:p>
          </draw:text-box>
        </draw:frame>
        <draw:frame presentation:style-name="pr2" draw:text-style-name="P1" draw:layer="layout" svg:width="14.599cm" svg:height="3.6cm" svg:x="10.6cm" svg:y="10cm" presentation:class="subtitle" presentation:user-transformed="true">
          <draw:text-box>
            <text:p><text:span text:style-name="T1">2020</text:span><text:span text:style-name="T1">年</text:span><text:span text:style-name="T1">04</text:span><text:span text:style-name="T1">月</text:span><text:span text:style-name="T1">29</text:span><text:span text:style-name="T1">日，谢谢观看</text:span></text:p>
          </draw:text-box>
        </draw:frame>
        <presentation:notes draw:style-name="dp2">
          <draw:page-thumbnail draw:style-name="gr1" draw:layer="layout" svg:width="19.8cm" svg:height="11.14cm" svg:x="0.599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Times New Roman" svg:font-family="'Times New Roman', 'DejaVu Sans'" style:font-family-generic="roman"/>
    <style:font-face style:name="Liberation Sans1" svg:font-family="'Liberation Sans', 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1" svg:font-family="'Lohit Devanagari'" style:font-family-generic="system" style:font-pitch="variable"/>
    <style:font-face style:name="文泉驿微米黑" svg:font-family="文泉驿微米黑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文泉驿微米黑" style:font-size-asian="24pt" style:language-asian="zh" style:country-asian="CN" style:font-name-complex="文泉驿微米黑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apple-style-span" style:family="graphic">
      <style:paragraph-properties style:text-autospace="none"/>
    </style:style>
    <style:style style:name="默认段落字体" style:family="graphic">
      <style:paragraph-properties style:text-autospace="none"/>
    </style:style>
    <style:style style:name="Internet_20_链接" style:display-name="Internet 链接" style:family="graphic">
      <style:paragraph-properties style:text-autospace="none"/>
      <style:text-properties fo:color="#0000ff"/>
    </style:style>
    <style:style style:name="页码" style:family="graphic">
      <style:paragraph-properties style:text-autospace="none"/>
    </style:style>
    <style:style style:name="批注引用" style:family="graphic">
      <style:paragraph-properties style:text-autospace="none"/>
      <style:text-properties fo:font-size="10.5pt" style:font-size-asian="10.5pt" style:font-size-complex="10.5pt"/>
    </style:style>
    <style:style style:name="脚注符" style:family="graphic">
      <style:paragraph-properties style:text-autospace="none"/>
      <style:text-properties style:text-position="11% 58%"/>
    </style:style>
    <style:style style:name="Default_20_Paragraph_20_Font1" style:display-name="Default Paragraph Font1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Caption1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表格标题" style:family="graphic">
      <style:paragraph-properties fo:text-align="center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表格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Caption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页脚" style:family="graphic">
      <style:paragraph-properties fo:text-align="start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批注框文本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脚注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页眉" style:family="graphic">
      <style:paragraph-properties fo:text-align="center" style:text-autospace="none">
        <style:tab-stops>
          <style:tab-stop style:position="12.92cm" style:type="center"/>
          <style:tab-stop style:position="25.843cm" style:type="right"/>
        </style:tab-stops>
      </style:paragraph-properties>
      <style:text-properties fo:color="#000000" style:font-name="Times New Roman" fo:font-family="'Times New Roman', 'DejaVu Sans'" style:font-family-generic="roman" fo:font-size="9pt" fo:language="en" fo:country="US" style:letter-kerning="true" style:font-name-asian="Times New Roman" style:font-family-asian="'Times New Roman', 'DejaVu Sans'" style:font-family-generic-asian="roman" style:font-size-asian="9pt" style:language-asian="ar" style:country-asian="SA"/>
    </style:style>
    <style:style style:name="框架内容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日期" style:family="graphic">
      <style:paragraph-properties fo:margin-left="0.31cm" fo:margin-right="0cm" fo:text-align="justify" fo:text-indent="0cm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批注主题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fo:font-weight="bold" style:letter-kerning="true" style:font-name-asian="Times New Roman" style:font-family-asian="'Times New Roman', 'DejaVu Sans'" style:font-family-generic-asian="roman" style:font-size-asian="12pt" style:language-asian="ar" style:country-asian="SA" style:font-weight-asian="bold" style:font-weight-complex="bold"/>
    </style:style>
    <style:style style:name="批注文字" style:family="graphic">
      <style:paragraph-properties fo:text-align="start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Times New Roman" style:font-family-asian="'Times New Roman', 'DejaVu Sans'" style:font-family-generic-asian="roman" style:font-size-asian="12pt" style:language-asian="ar" style:country-asian="SA"/>
    </style:style>
    <style:style style:name="索引" style:family="graphic">
      <style:paragraph-properties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题注" style:family="graphic">
      <style:paragraph-properties fo:margin-top="0.374cm" fo:margin-bottom="0.374cm" fo:text-align="justify" style:text-autospace="none"/>
      <style:text-properties fo:color="#000000" style:font-name="Times New Roman" fo:font-family="'Times New Roman', 'DejaVu Sans'" style:font-family-generic="roman" fo:font-size="12pt" fo:language="en" fo:country="US" fo:font-style="italic" style:letter-kerning="true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列表" style:family="graphic">
      <style:paragraph-properties fo:margin-top="0cm" fo:margin-bottom="0.436cm" fo:line-height="115%" fo:text-align="justify" style:text-autospace="none"/>
      <style:text-properties fo:color="#000000" style:font-name="Times New Roman" fo:font-family="'Times New Roman', 'DejaVu Sans'" style:font-family-generic="roman" fo:font-size="10.5pt" fo:language="en" fo:country="US" style:letter-kerning="true" style:font-name-asian="Lohit Devanagari" style:font-family-asian="'Lohit Devanagari'" style:font-size-asian="12pt" style:language-asian="ar" style:country-asian="SA"/>
    </style:style>
    <style:style style:name="标题样式" style:family="graphic">
      <style:paragraph-properties fo:margin-top="0.746cm" fo:margin-bottom="0.374cm" fo:text-align="justify" style:text-autospace="none"/>
      <style:text-properties fo:color="#000000" style:font-name="Liberation Sans1" fo:font-family="'Liberation Sans', Arial" style:font-family-generic="swiss" fo:font-size="14pt" fo:language="en" fo:country="US" style:letter-kerning="true" style:font-name-asian="Lohit Devanagari" style:font-family-asian="'Lohit Devanagari'" style:font-size-asian="14pt" style:language-asian="ar" style:country-asian="SA"/>
    </style:style>
    <style:style style:name="默认_5f_1_5f_1" style:display-name="默认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默认_5f_1_5f_1" style:display-name="默认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编号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编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10T20:24:18.045699508</meta:creation-date>
    <meta:editing-duration>PT44M40S</meta:editing-duration>
    <meta:editing-cycles>40</meta:editing-cycles>
    <meta:generator>LibreOffice/6.0.6.2$Linux_X86_64 LibreOffice_project/00m0$Build-2</meta:generator>
    <dc:title>Classy Red</dc:title>
    <dc:date>2020-04-27T20:26:26.935671362</dc:date>
    <meta:document-statistic meta:object-count="81"/>
  </office:meta>
</office:document-meta>
</file>